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800080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800080" style:font-name="Droid Sans Mono" fo:font-size="13pt" fo:font-weight="normal" fo:background-color="transparent" style:font-size-asian="13pt" style:font-size-complex="13pt"/>
    </style:style>
    <style:style style:name="P4" style:family="paragraph" style:parent-style-name="Standard">
      <style:paragraph-properties style:line-height-at-least="0.503cm">
        <style:tab-stops>
          <style:tab-stop style:position="1.799cm"/>
          <style:tab-stop style:position="2.196cm"/>
        </style:tab-stops>
      </style:paragraph-properties>
      <style:text-properties fo:color="#800080" style:font-name="Droid Sans Mono" fo:font-size="13pt" fo:font-weight="normal" fo:background-color="transparent" style:font-size-asian="13pt" style:font-size-complex="13pt"/>
    </style:style>
    <style:style style:name="P5" style:family="paragraph" style:parent-style-name="Standard">
      <style:paragraph-properties style:line-height-at-least="0.503cm">
        <style:tab-stops>
          <style:tab-stop style:position="2.196cm"/>
          <style:tab-stop style:position="2.302cm"/>
        </style:tab-stops>
      </style:paragraph-properties>
      <style:text-properties fo:color="#800080" style:font-name="Droid Sans Mono" fo:font-size="13pt" fo:font-weight="normal" fo:background-color="transparent" style:font-size-asian="13pt" style:font-size-complex="13pt"/>
    </style:style>
    <style:style style:name="P6" style:family="paragraph" style:parent-style-name="Standard">
      <style:text-properties fo:color="#800080" fo:background-color="transparent"/>
    </style:style>
    <style:style style:name="P7" style:family="paragraph" style:parent-style-name="Standard">
      <style:paragraph-properties style:line-height-at-least="0.503cm"/>
      <style:text-properties fo:color="#800080" fo:font-size="13pt" fo:background-color="transparent" style:font-size-asian="13pt" style:font-size-complex="13pt"/>
    </style:style>
    <style:style style:name="P8" style:family="paragraph" style:parent-style-name="Standard">
      <style:paragraph-properties style:line-height-at-least="0.503cm"/>
      <style:text-properties fo:color="#ff0000" style:font-name="Droid Sans Mono" fo:font-size="14pt" fo:font-weight="bold" officeooo:rsid="0013c205" officeooo:paragraph-rsid="0013c205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503cm"/>
      <style:text-properties fo:color="#bf0041" style:font-name="Droid Sans Mono" fo:font-size="14pt" fo:font-weight="bold" officeooo:rsid="0014fbb2" officeooo:paragraph-rsid="0014fbb2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503cm"/>
      <style:text-properties fo:color="#bf0041" style:font-name="Droid Sans Mono" fo:font-size="14pt" fo:font-weight="bold" officeooo:rsid="00169dee" officeooo:paragraph-rsid="00169dee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1.101cm" fo:margin-right="0cm" style:line-height-at-least="0.503cm" fo:text-indent="0cm" style:auto-text-indent="false" fo:background-color="transparent">
        <style:tab-stops>
          <style:tab-stop style:position="0.9cm"/>
        </style:tab-stops>
      </style:paragraph-properties>
      <style:text-properties fo:color="#800080" style:font-name="Droid Sans Mono" fo:font-size="13pt" fo:font-weight="normal" fo:background-color="transparent" style:font-size-asian="13pt" style:font-size-complex="13pt"/>
    </style:style>
    <style:style style:name="P12" style:family="paragraph" style:parent-style-name="Standard">
      <loext:graphic-properties draw:fill="none"/>
      <style:paragraph-properties fo:margin-left="1.101cm" fo:margin-right="0cm" style:line-height-at-least="0.503cm" fo:text-indent="0cm" style:auto-text-indent="false" fo:background-color="transparent"/>
      <style:text-properties fo:color="#800080" style:font-name="Droid Sans Mono" fo:font-size="13pt" fo:font-weight="normal" fo:background-color="transparent" style:font-size-asian="13pt" style:font-size-complex="13pt"/>
    </style:style>
    <style:style style:name="P13" style:family="paragraph" style:parent-style-name="Standard">
      <loext:graphic-properties draw:fill="none"/>
      <style:paragraph-properties fo:margin-left="1.101cm" fo:margin-right="0cm" style:line-height-at-least="0.503cm" fo:text-indent="0cm" style:auto-text-indent="false" fo:background-color="transparent">
        <style:tab-stops/>
      </style:paragraph-properties>
      <style:text-properties fo:color="#800080" style:font-name="Droid Sans Mono" fo:font-size="13pt" fo:font-weight="normal" fo:background-color="transparent" style:font-size-asian="13pt" style:font-size-complex="13pt"/>
    </style:style>
    <style:style style:name="P14" style:family="paragraph" style:parent-style-name="Standard" style:master-page-name="">
      <loext:graphic-properties draw:fill="none"/>
      <style:paragraph-properties fo:margin-left="0.499cm" fo:margin-right="0cm" style:line-height-at-least="0.503cm" fo:text-indent="0cm" style:auto-text-indent="false" style:page-number="auto" fo:background-color="transparent">
        <style:tab-stops/>
      </style:paragraph-properties>
      <style:text-properties fo:color="#800080" style:font-name="Droid Sans Mono" fo:font-size="13pt" fo:font-weight="normal" fo:background-color="transparent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800080" style:font-name="Droid Sans Mono" fo:font-size="13pt" fo:font-weight="normal" fo:background-color="transparent" style:font-size-asian="13pt" style:font-size-complex="13pt"/>
    </style:style>
    <style:style style:name="P16" style:family="paragraph" style:parent-style-name="Standard" style:master-page-name="">
      <loext:graphic-properties draw:fill="none"/>
      <style:paragraph-properties fo:margin-left="0cm" fo:margin-right="0cm" style:line-height-at-least="0.503cm" fo:text-indent="0cm" style:auto-text-indent="false" style:page-number="auto" fo:background-color="transparent"/>
      <style:text-properties fo:color="#800080" style:font-name="Droid Sans Mono" fo:font-size="13pt" fo:font-weight="normal" fo:background-color="transparent" style:font-size-asian="13pt" style:font-size-complex="13p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style:font-name="Droid Sans Mono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DEX.HTML</text:p>
      <text:p text:style-name="P2"/>
      <text:p text:style-name="P3">&lt;h2&gt; Topics &lt;/h2&gt;</text:p>
      <text:p text:style-name="P7"><text:span text:style-name="T6">&lt;ul class="collection"&gt;</text:span></text:p>
      <text:p text:style-name="P14">&lt;%= for topic &lt;-@topics do %&gt;</text:p>
      <text:p text:style-name="P16"><text:tab/>&lt;li class="collection-item"&gt;</text:p>
      <text:p text:style-name="P11"><text:tab/>&lt;%= topic.title %&gt;</text:p>
      <text:p text:style-name="P12"/>
      <text:p text:style-name="P11"><text:tab/>&lt;div class ="right"&gt;</text:p>
      <text:p text:style-name="P13"><text:tab/>&lt;%= link "Edit", to: topic_path(@conn, :edit, topic) %&gt;</text:p>
      <text:p text:style-name="P13"><text:tab/>&lt;%= link "Delete", to: topic_path(@conn, :delete, topic), method: :delete %&gt;</text:p>
      <text:p text:style-name="P11"><text:tab/>&lt;/div&gt;</text:p>
      <text:p text:style-name="P12">&lt;/li&gt;</text:p>
      <text:p text:style-name="P15"><text:s text:c="2"/>&lt;% end %&gt;</text:p>
      <text:p text:style-name="P3">&lt;/ul&gt;</text:p>
      <text:p text:style-name="P7"/>
      <text:p text:style-name="P3">&lt;div class="fixed-action-btn"&gt;</text:p>
      <text:p text:style-name="P3"><text:tab/>&lt;%= link to: topic_path(@conn, :new), class: "btn-floating btn-large waves-effect <text:tab/>waves-light red" do %&gt;</text:p>
      <text:p text:style-name="P3"><text:tab/><text:tab/>&lt;i class="material-icons"&gt;add&lt;/i&gt;</text:p>
      <text:p text:style-name="P3"><text:tab/>&lt;% end %&gt;</text:p>
      <text:p text:style-name="P3"><text:tab/>&lt;/a&gt;</text:p>
      <text:p text:style-name="P3">&lt;/div&gt;</text:p>
      <text:p text:style-name="P3"/>
      <text:p text:style-name="P9">NEW.HTML</text:p>
      <text:p text:style-name="P3"/>
      <text:p text:style-name="P3">&lt;%= form_for @changeset, topic_path(@conn, :create), fn f -&gt; %&gt;</text:p>
      <text:p text:style-name="P3"><text:tab/>&lt;div class="form-group"&gt;</text:p>
      <text:p text:style-name="P4"><text:tab/><text:tab/> &lt;%= text_input f, :title, placeholder: "Title", class: "form-<text:tab/><text:tab/><text:tab/>control" %&gt;</text:p>
      <text:p text:style-name="P5"><text:tab/><text:tab/>&lt;%= error_tag f, :title %&gt;</text:p>
      <text:p text:style-name="P3"><text:tab/>&lt;/div&gt;</text:p>
      <text:p text:style-name="P7"/>
      <text:p text:style-name="P3"><text:tab/>&lt;%= submit "Save Topic", class: "btn btn-primary" %&gt;</text:p>
      <text:p text:style-name="P3">&lt;% end %&gt;</text:p>
      <text:p text:style-name="P3"/>
      <text:p text:style-name="P10">EDIT.HTML</text:p>
      <text:p text:style-name="P3">&lt;%= form_for @changeset, topic_path(@conn, :update, @topic), fn f -&gt; %&gt;</text:p>
      <text:p text:style-name="P3">&lt;div class="form-group"&gt;</text:p>
      <text:p text:style-name="P3">&lt;%= text_input f, :title, placeholder: "Title", class: "form-control" %&gt;</text:p>
      <text:p text:style-name="P3">&lt;%= error_tag f, :title %&gt;</text:p>
      <text:p text:style-name="P3">&lt;/div&gt;</text:p>
      <text:p text:style-name="P7"/>
      <text:p text:style-name="P3">&lt;%= submit "Save Topic", class: "btn btn-primary" %&gt;</text:p>
      <text:p text:style-name="P3">&lt;% end %&gt;</text:p>
      <text:p text:style-name="P3"><text:soft-page-break/></text:p>
      <text:p text:style-name="P3"/>
      <text:p text:style-name="P1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21:51:45.377108003</meta:creation-date>
    <dc:date>2020-08-12T22:07:19.952903389</dc:date>
    <meta:editing-duration>PT15M35S</meta:editing-duration>
    <meta:editing-cycles>3</meta:editing-cycles>
    <meta:generator>LibreOffice/6.4.2.2$Linux_X86_64 LibreOffice_project/40$Build-2</meta:generator>
    <meta:print-date>2020-08-12T22:07:13.866407060</meta:print-date>
    <meta:document-statistic meta:table-count="0" meta:image-count="0" meta:object-count="0" meta:page-count="2" meta:paragraph-count="35" meta:word-count="144" meta:character-count="1041" meta:non-whitespace-character-count="908"/>
  </office:meta>
</office:document-meta>
</file>